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9pt" fo:language="en" fo:country="US" fo:font-style="normal" style:text-underline-style="solid" style:text-underline-width="auto" style:text-underline-color="font-color" fo:font-weight="normal" style:font-name-asian="DejaVu Sans" style:font-size-asian="9pt" style:language-asian="en" style:country-asian="US" style:font-style-asian="normal" style:font-weight-asian="normal" style:font-name-complex="DejaVu Sans" style:font-size-complex="9pt" style:language-complex="en" style:country-complex="US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9pt" fo:language="en" fo:country="US" style:text-underline-style="solid" style:text-underline-width="auto" style:text-underline-color="font-color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1" table:style-name="ta1">
        <table:shapes>
          <draw:frame draw:z-index="0" draw:style-name="gr1" draw:text-style-name="P1" svg:width="159.99mm" svg:height="89.99mm" svg:x="86.08mm" svg:y="16.67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5" table:number-rows-spanned="2">
            <text:p>Add two matrices using Openmp programming and calculate parallel fraction</text:p>
          </table:table-cell>
          <table:covered-table-cell table:number-columns-repeated="4"/>
        </table:table-row>
        <table:table-row table:style-name="ro1">
          <table:table-cell table:number-columns-repeated="4"/>
          <table:covered-table-cell table:number-columns-repeated="5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051" calcext:value-type="float">
            <text:p>0.00205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348" calcext:value-type="float">
            <text:p>0.00334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413" calcext:value-type="float">
            <text:p>0.00341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528" calcext:value-type="float">
            <text:p>0.00652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204" calcext:value-type="float">
            <text:p>0.00320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485" calcext:value-type="float">
            <text:p>0.00148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197" calcext:value-type="float">
            <text:p>0.00119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585" calcext:value-type="float">
            <text:p>0.002585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448" calcext:value-type="float">
            <text:p>0.00344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558" calcext:value-type="float">
            <text:p>0.00558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919" calcext:value-type="float">
            <text:p>0.00091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4903" calcext:value-type="float">
            <text:p>0.00490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286" calcext:value-type="float">
            <text:p>0.00628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6968" calcext:value-type="float">
            <text:p>0.006968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2413" calcext:value-type="float">
            <text:p>0.002413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978" calcext:value-type="float">
            <text:p>0.00097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728" calcext:value-type="float">
            <text:p>0.003728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float" office:value="0.00129" calcext:value-type="float">
            <text:p>0.00129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505" calcext:value-type="float">
            <text:p>0.000505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.000525" office:value-type="float" office:value="0.000525" calcext:value-type="float">
            <text:p>0.00052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nimum, T(p)</text:p>
          </table:table-cell>
          <table:table-cell table:formula="of:=MIN([.B4:.B23])" office:value-type="float" office:value="0.000505" calcext:value-type="float">
            <text:p>0.0005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3" office:value-type="string" calcext:value-type="string">
            <text:p>Parallel fraction</text:p>
          </table:table-cell>
          <table:table-cell table:formula="of:=(1-[.B25]/[.B4])/(1-1/[.B26])" office:value-type="float" office:value="0.798118564832076" calcext:value-type="float">
            <text:p>0.7981185648</text:p>
          </table:table-cell>
          <table:table-cell table:number-columns-repeated="4"/>
        </table:table-row>
      </table:table>
      <table:table table:name="ex2" table:style-name="ta1">
        <table:shapes>
          <draw:frame draw:z-index="0" draw:style-name="gr1" draw:text-style-name="P1" svg:width="159.99mm" svg:height="89.99mm" svg:x="95.17mm" svg:y="15.07mm">
            <loext:p draw:notify-on-update-of-ranges="ex2.B2:ex2.B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95.17mm" svg:y="15.07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 table:number-columns-repeated="3"/>
          <table:table-cell table:style-name="ce5" office:value-type="string" calcext:value-type="string" table:number-columns-spanned="7" table:number-rows-spanned="2">
            <text:p>Perform operations on array elements using Openmp programming <text:s/>and calculate parallel fraction</text:p>
          </table:table-cell>
          <table:covered-table-cell table:style-name="ce6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2" calcext:value-type="float">
            <text:p>0.002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416" calcext:value-type="float">
            <text:p>0.0014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794" calcext:value-type="float">
            <text:p>0.00179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269" calcext:value-type="float">
            <text:p>0.00126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33" calcext:value-type="float">
            <text:p>0.0013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711" calcext:value-type="float">
            <text:p>0.0017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31" calcext:value-type="float">
            <text:p>0.0033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441" calcext:value-type="float">
            <text:p>0.00444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736" calcext:value-type="float">
            <text:p>0.00673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918" calcext:value-type="float">
            <text:p>0.001918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236" calcext:value-type="float">
            <text:p>0.00123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821" calcext:value-type="float">
            <text:p>0.00682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82" calcext:value-type="float">
            <text:p>0.0008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401" calcext:value-type="float">
            <text:p>0.00140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549" calcext:value-type="float">
            <text:p>0.000549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428" calcext:value-type="float">
            <text:p>0.001428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561" calcext:value-type="float">
            <text:p>0.001561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3093" calcext:value-type="float">
            <text:p>0.003093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553" calcext:value-type="float">
            <text:p>0.00553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233" calcext:value-type="float">
            <text:p>0.00123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4:.B23])" office:value-type="float" office:value="0.000549" calcext:value-type="float">
            <text:p>0.000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3" office:value-type="string" calcext:value-type="string">
            <text:p>Parallel fraction</text:p>
          </table:table-cell>
          <table:table-cell table:formula="of:=(1-[.B25]/[.B4])/(1-1/[.B26])" office:value-type="float" office:value="0.768758314855876" calcext:value-type="float">
            <text:p>0.76875831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18:58:04.731737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5:12:25.365592531</meta:creation-date>
    <dc:date>2018-08-02T19:14:07.871912906</dc:date>
    <meta:editing-duration>PT53M43S</meta:editing-duration>
    <meta:editing-cycles>5</meta:editing-cycles>
    <meta:generator>LibreOffice/5.1.6.2$Linux_X86_64 LibreOffice_project/10m0$Build-2</meta:generator>
    <meta:document-statistic meta:table-count="2" meta:cell-count="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963cm" svg:y="4.201cm" style:legend-expansion="high" chart:style-name="ch2"/>
        <chart:plot-area chart:style-name="ch3" chart:data-source-has-labels="both" svg:x="0.32cm" svg:y="0.18cm" svg:width="12.323cm" svg:height="8.64cm">
          <chartooo:coordinate-region svg:x="1.418cm" svg:y="0.379cm" svg:width="11.038cm" svg:height="7.794cm"/>
          <chart:axis chart:dimension="x" chart:name="primary-x" chart:style-name="ch4" chartooo:axis-type="text">
            <chart:categories table:cell-range-address="local-table.$A$2:.$A$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" chart:label-cell-address="local-table.$B$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348">
                <text:p>0.003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413">
                <text:p>0.003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528">
                <text:p>0.006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04">
                <text:p>0.003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85">
                <text:p>0.001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97">
                <text:p>0.00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585">
                <text:p>0.002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448">
                <text:p>0.003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58">
                <text:p>0.00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903">
                <text:p>0.004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286">
                <text:p>0.006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968">
                <text:p>0.006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413">
                <text:p>0.002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978">
                <text:p>0.0009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728">
                <text:p>0.003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525">
                <text:p>0.000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ex2.B2:ex2.B21" svg:x="0.32cm" svg:y="0.18cm" svg:width="12.508cm" svg:height="8.64cm">
          <chartooo:coordinate-region svg:x="1.418cm" svg:y="0.379cm" svg:width="11.2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2.B2:ex2.B2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x2.B2:ex2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16">
                <text:p>0.001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794">
                <text:p>0.001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269">
                <text:p>0.001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711">
                <text:p>0.001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441">
                <text:p>0.004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736">
                <text:p>0.006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918">
                <text:p>0.001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36">
                <text:p>0.001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821">
                <text:p>0.006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401">
                <text:p>0.001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549">
                <text:p>0.000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561">
                <text:p>0.001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093">
                <text:p>0.0030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79cm" svg:width="11.223cm" svg:height="7.794cm"/>
          <chart:axis chart:dimension="x" chart:name="primary-x" chart:style-name="ch4" chartooo:axis-type="text">
            <chart:categories table:cell-range-address="local-table.$A$2:.$A$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" chart:label-cell-address="local-table.$B$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416">
                <text:p>0.001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794">
                <text:p>0.001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69">
                <text:p>0.001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11">
                <text:p>0.001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441">
                <text:p>0.004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736">
                <text:p>0.006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918">
                <text:p>0.001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36">
                <text:p>0.001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821">
                <text:p>0.0068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01">
                <text:p>0.001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549">
                <text:p>0.000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561">
                <text:p>0.001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093">
                <text:p>0.0030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53">
                <text:p>0.00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233">
                <text:p>0.001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